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width="0.051cm" draw:marker-start-width="0.381cm" draw:marker-end-width="0.381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solid" draw:stroke-dash="Fine_20_Dashed_20__28_var_29_" svg:stroke-width="0.051cm" draw:marker-start-width="0.584cm" draw:marker-end="Triangle_20_unfilled" draw:marker-end-width="0.508cm" draw:fill="none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dash" draw:stroke-dash="Fine_20_Dashed_20__28_var_29_" svg:stroke-width="0.051cm" draw:marker-start-width="0.584cm" draw:marker-end="Triangle_20_unfilled" draw:marker-end-width="0.508cm" draw:fill="none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solid" draw:stroke-dash="Fine_20_Dashed_20__28_var_29_" svg:stroke-width="0.051cm" draw:marker-start-width="0.584cm" draw:marker-end="Rounded_20_short_20_Arrow" draw:marker-end-width="0.508cm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/>
    </style:style>
    <style:style style:name="P3" style:family="paragraph">
      <style:paragraph-properties fo:text-align="center"/>
      <style:text-properties fo:color="#000000" fo:font-style="italic" style:font-style-asian="italic" style:font-style-complex="italic"/>
    </style:style>
    <style:style style:name="P4" style:family="paragraph">
      <style:paragraph-properties fo:text-align="center"/>
      <style:text-properties fo:color="#000000"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fo:font-style="italic" style:font-style-asian="italic" style:font-style-complex="italic"/>
    </style:style>
    <style:style style:name="T3" style:family="text">
      <style:text-properties fo:color="#000000"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2cm" svg:height="1.5cm" svg:x="12cm" svg:y="1.5cm">
          <text:p text:style-name="P1"><text:span text:style-name="T1">&lt;&lt;interface&gt;&gt; </text:span></text:p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5.7cm" svg:height="1.2cm" svg:x="11.6cm" svg:y="7.5cm">
          <text:p text:style-name="P1"><text:span text:style-name="T2">AbstractCollec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4.6cm" svg:height="1.2cm" svg:x="8.1cm" svg:y="10.5cm">
          <text:p text:style-name="P1"><text:span text:style-name="T2">AbstractList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4.6cm" svg:height="1.2cm" svg:x="16.3cm" svg:y="10.5cm">
          <text:p text:style-name="P1"><text:span text:style-name="T2">AbstractSe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2cm" svg:height="1.2cm" svg:x="15cm" svg:y="13.6cm">
          <text:p text:style-name="P1"><text:span text:style-name="T3">HashSe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7cm" svg:height="1.2cm" svg:x="10.6cm" svg:y="13.6cm">
          <text:p text:style-name="P1"><text:span text:style-name="T3">ArrayList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6.7cm" svg:height="1.2cm" svg:x="3.5cm" svg:y="13.6cm">
          <text:p text:style-name="P1"><text:span text:style-name="T2">AbstractSequentialLis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6cm" svg:height="1.2cm" svg:x="4.8cm" svg:y="16.6cm">
          <text:p text:style-name="P1"><text:span text:style-name="T3">LinkedList</text:span></text:p>
          <draw:enhanced-geometry svg:viewBox="0 0 21600 21600" draw:type="rectangle" draw:enhanced-path="M 0 0 L 21600 0 21600 21600 0 21600 0 0 Z N"/>
        </draw:custom-shape>
        <draw:line draw:style-name="gr3" draw:layer="layout" svg:x1="12.5cm" svg:y1="4.5cm" svg:x2="12.5cm" svg:y2="3cm">
          <text:p/>
        </draw:line>
        <draw:custom-shape draw:style-name="gr1" draw:text-style-name="P2" draw:layer="layout" svg:width="5.2cm" svg:height="1.5cm" svg:x="7.8cm" svg:y="4.6cm">
          <text:p text:style-name="P1"><text:span text:style-name="T1">&lt;&lt;interface&gt;&gt; </text:span></text:p>
          <text:p text:style-name="P1"><text:span text:style-name="T1">Li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2cm" svg:height="1.5cm" svg:x="16.2cm" svg:y="4.6cm">
          <text:p text:style-name="P1"><text:span text:style-name="T1">&lt;&lt;interface&gt;&gt; </text:span></text:p>
          <text:p text:style-name="P1"><text:span text:style-name="T1">Set</text:span></text:p>
          <draw:enhanced-geometry svg:viewBox="0 0 21600 21600" draw:type="rectangle" draw:enhanced-path="M 0 0 L 21600 0 21600 21600 0 21600 0 0 Z N"/>
        </draw:custom-shape>
        <draw:line draw:style-name="gr3" draw:layer="layout" svg:x1="16.8cm" svg:y1="4.5cm" svg:x2="16.8cm" svg:y2="3cm">
          <text:p/>
        </draw:line>
        <draw:line draw:style-name="gr4" draw:layer="layout" svg:x1="14.5cm" svg:y1="7.5cm" svg:x2="14.5cm" svg:y2="3cm">
          <text:p/>
        </draw:line>
        <draw:line draw:style-name="gr3" draw:layer="layout" svg:x1="12cm" svg:y1="10.5cm" svg:x2="12cm" svg:y2="8.7cm">
          <text:p/>
        </draw:line>
        <draw:line draw:style-name="gr4" draw:layer="layout" svg:x1="10.5cm" svg:y1="10.5cm" svg:x2="10.5cm" svg:y2="6.1cm">
          <text:p/>
        </draw:line>
        <draw:line draw:style-name="gr4" draw:layer="layout" svg:x1="19cm" svg:y1="10.5cm" svg:x2="19cm" svg:y2="6.1cm">
          <text:p/>
        </draw:line>
        <draw:line draw:style-name="gr5" draw:layer="layout" svg:x1="12cm" svg:y1="10.5cm" svg:x2="12cm" svg:y2="8.7cm">
          <text:p/>
        </draw:line>
        <draw:line draw:style-name="gr5" draw:layer="layout" svg:x1="16.8cm" svg:y1="10.5cm" svg:x2="16.8cm" svg:y2="8.7cm">
          <text:p/>
        </draw:line>
        <draw:line draw:style-name="gr5" draw:layer="layout" svg:x1="16.7cm" svg:y1="13.5cm" svg:x2="16.7cm" svg:y2="11.7cm">
          <text:p/>
        </draw:line>
        <draw:line draw:style-name="gr5" draw:layer="layout" svg:x1="9cm" svg:y1="13.5cm" svg:x2="9cm" svg:y2="11.7cm">
          <text:p/>
        </draw:line>
        <draw:line draw:style-name="gr5" draw:layer="layout" svg:x1="12.1cm" svg:y1="13.5cm" svg:x2="12.1cm" svg:y2="11.7cm">
          <text:p/>
        </draw:line>
        <draw:line draw:style-name="gr5" draw:layer="layout" svg:x1="7cm" svg:y1="16.6cm" svg:x2="7cm" svg:y2="14.8cm">
          <text:p/>
        </draw:line>
        <draw:custom-shape draw:style-name="gr1" draw:text-style-name="P3" draw:layer="layout" svg:width="5.5cm" svg:height="1.7cm" svg:x="21.5cm" svg:y="10cm">
          <text:p text:style-name="P1"><text:span text:style-name="T2">&lt;&lt;interface&gt;</text:span></text:p>
          <text:p text:style-name="P1"><text:span text:style-name="T2">NavigableSe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7cm" svg:height="1.2cm" svg:x="18.8cm" svg:y="13.6cm">
          <text:p text:style-name="P1"><text:span text:style-name="T3">TreeSet</text:span></text:p>
          <draw:enhanced-geometry svg:viewBox="0 0 21600 21600" draw:type="rectangle" draw:enhanced-path="M 0 0 L 21600 0 21600 21600 0 21600 0 0 Z N"/>
        </draw:custom-shape>
        <draw:line draw:style-name="gr5" draw:layer="layout" svg:x1="20.3cm" svg:y1="13.5cm" svg:x2="20.3cm" svg:y2="11.7cm">
          <text:p/>
        </draw:line>
        <draw:line draw:style-name="gr4" draw:layer="layout" svg:x1="22.5cm" svg:y1="13.5cm" svg:x2="22.5cm" svg:y2="11.7cm">
          <text:p/>
        </draw:line>
        <draw:line draw:style-name="gr3" draw:layer="layout" svg:x1="23.1cm" svg:y1="10cm" svg:x2="23.1cm" svg:y2="9cm">
          <text:p/>
        </draw:line>
        <draw:line draw:style-name="gr3" draw:layer="layout" svg:x1="20.5cm" svg:y1="7.5cm" svg:x2="20.5cm" svg:y2="6cm">
          <text:p/>
        </draw:line>
        <draw:custom-shape draw:style-name="gr1" draw:text-style-name="P2" draw:layer="layout" svg:width="5.2cm" svg:height="1.5cm" svg:x="20cm" svg:y="7.5cm">
          <text:p text:style-name="P1"><text:span text:style-name="T1">&lt;&lt;interface&gt;&gt; </text:span></text:p>
          <text:p text:style-name="P1"><text:span text:style-name="T1">SortedSe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marker draw:name="Triangle_20_unfilled" draw:display-name="Triangle unfilled" svg:viewBox="0 0 3000 3000" svg:d="m1500 0 1500 3000h-3000zm0 447-1176 2353h2353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47M9S</meta:editing-duration>
    <meta:editing-cycles>17</meta:editing-cycles>
    <meta:generator>LibreOffice/3.6$Linux_X86_64 LibreOffice_project/360m1$Build-2</meta:generator>
    <dc:date>2013-08-19T16:35:36</dc:date>
    <meta:document-statistic meta:object-count="29"/>
  </office:meta>
</office:document-meta>
</file>